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able &gt; Quick</text:p>
      <text:p text:style-name="Standard">Everything on new lines if possible</text:p>
      <text:p text:style-name="Standard">TODO: Task to do</text:p>
      <text:p text:style-name="Standard">TEMP: Placeholder code</text:p>
      <text:p text:style-name="Standard">BUG: Known problem here</text:p>
      <text:p text:style-name="Standard">HACK: Code done in an non-clear/clean way and needs to be refacto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4S</meta:editing-duration>
    <meta:editing-cycles>3</meta:editing-cycles>
    <meta:generator>OpenOffice.org/3.4.1$Win32 OpenOffice.org_project/341m1$Build-9593</meta:generator>
    <dc:date>2013-04-14T19:48:14.80</dc:date>
    <meta:document-statistic meta:table-count="0" meta:image-count="0" meta:object-count="0" meta:page-count="1" meta:paragraph-count="6" meta:word-count="32" meta:character-count="180"/>
    <meta:user-defined meta:name="Info 1"/>
    <meta:user-defined meta:name="Info 2"/>
    <meta:user-defined meta:name="Info 3"/>
    <meta:user-defined meta:name="Info 4"/>
  </office:meta>
</office:document-meta>
</file>